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167d"/>
    </style:style>
    <style:style style:name="P2" style:family="paragraph" style:parent-style-name="Text_20_body">
      <style:paragraph-properties fo:text-align="start" style:justify-single-word="false"/>
      <style:text-properties officeooo:paragraph-rsid="001316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157ea1"/>
    </style:style>
    <style:style style:name="P4" style:family="paragraph" style:parent-style-name="Text_20_body">
      <style:paragraph-properties fo:text-align="start" style:justify-single-word="false"/>
      <style:text-properties officeooo:paragraph-rsid="00157ea1"/>
    </style:style>
    <style:style style:name="P5" style:family="paragraph" style:parent-style-name="Preformatted_20_Text">
      <style:paragraph-properties fo:text-align="start" style:justify-single-word="false"/>
      <style:text-properties officeooo:paragraph-rsid="001cfabb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20577f"/>
    </style:style>
    <style:style style:name="P13" style:family="paragraph" style:parent-style-name="Preformatted_20_Text">
      <loext:graphic-properties draw:fill="none" draw:fill-color="#ffffff"/>
      <style:paragraph-properties fo:line-height="150%" fo:text-align="start" style:justify-single-word="false" fo:orphans="2" fo:widows="2" fo:background-color="transparent" fo:padding="0cm" fo:border="none"/>
    </style:style>
    <style:style style:name="P14" style:family="paragraph" style:parent-style-name="Text_20_body">
      <style:paragraph-properties fo:text-align="start" style:justify-single-word="false"/>
      <style:text-properties fo:font-size="14pt" fo:font-weight="bold" officeooo:rsid="001cfabb" officeooo:paragraph-rsid="001cfabb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21323f"/>
    </style:style>
    <style:style style:name="T1" style:family="text">
      <style:text-properties officeooo:rsid="0013167d"/>
    </style:style>
    <style:style style:name="T2" style:family="text">
      <style:text-properties fo:font-variant="normal" fo:text-transform="none" fo:color="#0074a1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0074a1" loext:opacity="100%" style:font-name="Anonymous Pro" fo:font-size="10.5pt" fo:letter-spacing="normal" fo:font-style="normal" fo:font-weight="normal" officeooo:rsid="0013167d" fo:background-color="transparent" loext:char-shading-value="0" loext:padding="0cm" loext:border="none"/>
    </style:style>
    <style:style style:name="T4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222222" loext:opacity="100%" style:font-name="Anonymous Pro" fo:font-size="10.5pt" fo:letter-spacing="normal" fo:font-style="normal" fo:font-weight="normal" officeooo:rsid="0013167d" fo:background-color="transparent" loext:char-shading-value="0" loext:padding="0cm" loext:border="none"/>
    </style:style>
    <style:style style:name="T6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7" style:family="text">
      <style:text-properties fo:font-variant="normal" fo:text-transform="none" fo:color="#222222" loext:opacity="100%" fo:font-size="10.5pt" fo:letter-spacing="normal" fo:font-style="normal" fo:font-weight="bold" fo:background-color="transparent" loext:char-shading-value="0" loext:padding="0cm" loext:border="none"/>
    </style:style>
    <style:style style:name="T8" style:family="text">
      <style:text-properties fo:font-variant="normal" fo:text-transform="none" fo:color="#222222" loext:opacity="100%" fo:font-size="10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80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0080" loext:opacity="100%" style:font-name="Anonymous Pro" fo:font-size="10.5pt" fo:letter-spacing="normal" fo:font-style="normal" fo:font-weight="normal" officeooo:rsid="0013167d" fo:background-color="transparent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Anonymous Pro" fo:font-size="10.5pt" fo:letter-spacing="normal" fo:font-style="normal" fo:font-weight="normal" officeooo:rsid="0013167d" fo:background-color="transparent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3" style:family="text">
      <style:text-properties fo:font-variant="normal" fo:text-transform="none" fo:color="#333333" loext:opacity="100%" style:font-name="Helvetica" fo:font-size="10.5pt" fo:letter-spacing="normal" fo:font-style="normal" fo:font-weight="normal" officeooo:rsid="0013167d" fo:background-color="transparent" loext:char-shading-value="0" loext:padding="0cm" loext:border="none"/>
    </style:style>
    <style:style style:name="T14" style:family="text">
      <style:text-properties fo:font-variant="normal" fo:text-transform="none" fo:color="#555555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6c6c6c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007979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8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d51144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6c6c65" loext:opacity="100%" style:font-name="Anonymous Pro" fo:font-size="10.5pt" fo:letter-spacing="normal" fo:font-style="italic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7e2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ck Ruby version: </text:span><text:span text:style-name="Source_20_Text"><text:span text:style-name="T2">ruby</text:span></text:span><text:span text:style-name="Source_20_Text"><text:span text:style-name="T4"> –</text:span></text:span><text:span text:style-name="Source_20_Text"><text:span text:style-name="T9">version</text:span></text:span></text:p>
      <text:p text:style-name="P1"><text:line-break/><text:span text:style-name="T1">check <text:s/>SQLite version : </text:span><text:span text:style-name="Source_20_Text"><text:span text:style-name="T2">sqlite3</text:span></text:span><text:span text:style-name="Source_20_Text"><text:span text:style-name="T4"> –</text:span></text:span><text:span text:style-name="Source_20_Text"><text:span text:style-name="T9">version</text:span></text:span></text:p>
      <text:p text:style-name="P1"><text:span text:style-name="Source_20_Text"><text:span text:style-name="T9"/></text:span></text:p>
      <text:p text:style-name="P2"><text:span text:style-name="Source_20_Text"><text:span text:style-name="T11">install rains</text:span></text:span><text:span text:style-name="Source_20_Text"><text:span text:style-name="T10">: </text:span></text:span><text:span text:style-name="Source_20_Text"><text:span text:style-name="T3">gem install rails</text:span></text:span></text:p>
      <text:p text:style-name="P2"><text:span text:style-name="Source_20_Text"><text:span text:style-name="T11">check rails version</text:span></text:span><text:span text:style-name="Source_20_Text"><text:span text:style-name="T3">: rails</text:span></text:span><text:span text:style-name="Source_20_Text"><text:span text:style-name="T5"> </text:span></text:span><text:span text:style-name="Source_20_Text"><text:span text:style-name="T10">--version</text:span></text:span></text:p>
      <text:p text:style-name="P2"><text:span text:style-name="T1">creating block application : </text:span><text:span text:style-name="Source_20_Text"><text:span text:style-name="T2">rails </text:span></text:span><text:span text:style-name="Source_20_Text"><text:span text:style-name="T4">new blog</text:span></text:span></text:p>
      <text:p text:style-name="P2"><text:span text:style-name="Source_20_Text"><text:span text:style-name="T5">start default server :</text:span></text:span><text:span text:style-name="Source_20_Text"><text:span text:style-name="T3">bin/rails </text:span></text:span><text:span text:style-name="Source_20_Text"><text:span text:style-name="T5">server</text:span></text:span></text:p>
      <text:p text:style-name="P2"><text:span text:style-name="Source_20_Text"><text:span text:style-name="T5">stop server : </text:span></text:span><text:span text:style-name="Source_20_Text"><text:span text:style-name="T13">Ctrl+C</text:span></text:span></text:p>
      <text:p text:style-name="P7"/>
      <text:p text:style-name="P10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controller Articles index </text:span></text:span><text:span text:style-name="Source_20_Text"><text:span text:style-name="T9">--skip-routes</text:span></text:span></text:p>
      <text:p text:style-name="P10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model Article title:string body:text</text:span></text:span></text:p>
      <text:p text:style-name="P10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db:migrate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console</text:span></text:span></text:p>
      <text:p text:style-name="P7"/>
      <text:p text:style-name="P10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4">article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Article</text:span></text:span><text:span text:style-name="Source_20_Text"><text:span text:style-name="T4">.</text:span></text:span><text:span text:style-name="Source_20_Text"><text:span text:style-name="T17">new</text:span></text:span><text:span text:style-name="Source_20_Text"><text:span text:style-name="T4">(</text:span></text:span><text:span text:style-name="Source_20_Text"><text:span text:style-name="T18">title: </text:span></text:span><text:span text:style-name="Source_20_Text"><text:span text:style-name="T19">"Hello Rails"</text:span></text:span><text:span text:style-name="Source_20_Text"><text:span text:style-name="T4">, </text:span></text:span><text:span text:style-name="Source_20_Text"><text:span text:style-name="T18">body: </text:span></text:span><text:span text:style-name="Source_20_Text"><text:span text:style-name="T19">"I am on Rails!"</text:span></text:span><text:span text:style-name="Source_20_Text"><text:span text:style-name="T4">)</text:span></text:span></text:p>
      <text:p text:style-name="P10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4">article.</text:span></text:span><text:span text:style-name="Source_20_Text"><text:span text:style-name="T17">save</text:span></text:span></text:p>
      <text:p text:style-name="P10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4">article</text:span></text:span></text:p>
      <text:p text:style-name="P10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16">Article</text:span></text:span><text:span text:style-name="Source_20_Text"><text:span text:style-name="T4">.</text:span></text:span><text:span text:style-name="Source_20_Text"><text:span text:style-name="T17">find</text:span></text:span><text:span text:style-name="Source_20_Text"><text:span text:style-name="T4">(</text:span></text:span><text:span text:style-name="Source_20_Text"><text:span text:style-name="T16">1</text:span></text:span><text:span text:style-name="Source_20_Text"><text:span text:style-name="T4">)</text:span></text:span></text:p>
      <text:p text:style-name="P10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16">Article</text:span></text:span><text:span text:style-name="Source_20_Text"><text:span text:style-name="T4">.</text:span></text:span><text:span text:style-name="Source_20_Text"><text:span text:style-name="T17">all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migration AddStatusToArticles status:string</text:span></text:span></text:p>
      <text:p text:style-name="P11"><text:span text:style-name="Source_20_Text"><text:span text:style-name="T4"/></text:span></text:p>
      <text:p text:style-name="P8"><text:span text:style-name="Source_20_Text"><text:span text:style-name="T4">users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all</text:span></text:span></text:p>
      <text:p text:style-name="P4"><text:line-break/><text:span text:style-name="Source_20_Text"><text:span text:style-name="T20"># return the first user</text:span></text:span></text:p>
      <text:p text:style-name="P11"><text:span text:style-name="Source_20_Text"><text:span text:style-name="T4">user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first</text:span></text:span></text:p>
      <text:p text:style-name="P3"><text:span text:style-name="Source_20_Text"><text:span text:style-name="T20"># return the first user named David</text:span></text:span></text:p>
      <text:p text:style-name="P11"><text:span text:style-name="Source_20_Text"><text:span text:style-name="T4">david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find_by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'David'</text:span></text:span><text:span text:style-name="Source_20_Text"><text:span text:style-name="T4">)</text:span></text:span></text:p>
      <text:p text:style-name="P4"/>
      <text:p text:style-name="P3"><text:span text:style-name="Source_20_Text"><text:span text:style-name="T20"># find all users named David who are Code Artists and sort by created_at in reverse chronological order</text:span></text:span></text:p>
      <text:p text:style-name="P11"><text:span text:style-name="Source_20_Text"><text:span text:style-name="T4">users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where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'David'</text:span></text:span><text:span text:style-name="Source_20_Text"><text:span text:style-name="T4">, </text:span></text:span><text:span text:style-name="Source_20_Text"><text:span text:style-name="T18">occupation: </text:span></text:span><text:span text:style-name="Source_20_Text"><text:span text:style-name="T19">'Code Artist'</text:span></text:span><text:span text:style-name="Source_20_Text"><text:span text:style-name="T4">).</text:span></text:span><text:span text:style-name="Source_20_Text"><text:span text:style-name="T17">order</text:span></text:span><text:span text:style-name="Source_20_Text"><text:span text:style-name="T4">(</text:span></text:span><text:span text:style-name="Source_20_Text"><text:span text:style-name="T18">created_at: :desc</text:span></text:span><text:span text:style-name="Source_20_Text"><text:span text:style-name="T4">)</text:span></text:span></text:p>
      <text:p text:style-name="P3"><text:span text:style-name="Source_20_Text"><text:span text:style-name="T4"/></text:span></text:p>
      <text:p text:style-name="P3"><text:span text:style-name="Source_20_Text"><text:span text:style-name="T4">user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find_by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'David'</text:span></text:span><text:span text:style-name="Source_20_Text"><text:span text:style-name="T4">)</text:span></text:span></text:p>
      <text:p text:style-name="P11"><text:span text:style-name="Source_20_Text"><text:span text:style-name="T4">user.</text:span></text:span><text:span text:style-name="Source_20_Text"><text:span text:style-name="T17">name</text:span></text:span><text:span text:style-name="Source_20_Text"><text:span text:style-name="T4">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9">'Dave'</text:span></text:span></text:p>
      <text:p text:style-name="P11"><text:span text:style-name="Source_20_Text"><text:span text:style-name="T4">user.</text:span></text:span><text:span text:style-name="Source_20_Text"><text:span text:style-name="T17">save</text:span></text:span></text:p>
      <text:p text:style-name="P3"><text:span text:style-name="Source_20_Text"><text:span text:style-name="T4">user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find_by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'David'</text:span></text:span><text:span text:style-name="Source_20_Text"><text:span text:style-name="T4">)</text:span></text:span></text:p>
      <text:p text:style-name="P11"><text:span text:style-name="Source_20_Text"><text:span text:style-name="T4">user.</text:span></text:span><text:span text:style-name="Source_20_Text"><text:span text:style-name="T17">update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'Dave'</text:span></text:span><text:span text:style-name="Source_20_Text"><text:span text:style-name="T4">)</text:span></text:span></text:p>
      <text:p text:style-name="P3"><text:soft-page-break/><text:span text:style-name="Source_20_Text"><text:span text:style-name="T4">user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find_by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'David'</text:span></text:span><text:span text:style-name="Source_20_Text"><text:span text:style-name="T4">)</text:span></text:span></text:p>
      <text:p text:style-name="P11"><text:span text:style-name="Source_20_Text"><text:span text:style-name="T4">user.</text:span></text:span><text:span text:style-name="Source_20_Text"><text:span text:style-name="T17">destroy</text:span></text:span></text:p>
      <text:p text:style-name="P4"/>
      <text:p text:style-name="P3"><text:span text:style-name="Source_20_Text"><text:span text:style-name="T20"># find and delete all users named David</text:span></text:span></text:p>
      <text:p text:style-name="P11"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destroy_by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'David'</text:span></text:span><text:span text:style-name="Source_20_Text"><text:span text:style-name="T4">)</text:span></text:span></text:p>
      <text:p text:style-name="P13"/>
      <text:p text:style-name="P11"><text:span text:style-name="Source_20_Text"><text:span text:style-name="T20"># delete all users</text:span></text:span></text:p>
      <text:p text:style-name="P11"><text:span text:style-name="Source_20_Text"><text:span text:style-name="T16">User</text:span></text:span><text:span text:style-name="Source_20_Text"><text:span text:style-name="T4">.</text:span></text:span><text:span text:style-name="Source_20_Text"><text:span text:style-name="T17">destroy_all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migration AddDetailsToProducts part_number:string price:decimal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migration RemovePartNumberFromProducts part_number:string</text:span></text:span></text:p>
      <text:p text:style-name="P3"><text:span text:style-name="Source_20_Text"><text:span text:style-name="T14"><text:tab/></text:span></text:span></text:p>
      <text:p text:style-name="P3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migration CreateProducts name:string part_number:string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migration AddUserRefToProducts user:references</text:span></text:span></text:p>
      <text:p text:style-name="P3"><text:span text:style-name="Source_20_Text"><text:span text:style-name="T4"/></text:span></text:p>
      <text:p text:style-name="P3"><text:span text:style-name="Source_20_Text"><text:span text:style-name="T14">$</text:span></text:span><text:span text:style-name="Source_20_Text"><text:span text:style-name="T15"> </text:span></text:span><text:span text:style-name="Source_20_Text"><text:span text:style-name="T2">bin/rails </text:span></text:span><text:span text:style-name="Source_20_Text"><text:span text:style-name="T4">generate model Product name:string description:text</text:span></text:span></text:p>
      <text:p text:style-name="P3"><text:span text:style-name="Source_20_Text"><text:span text:style-name="T4"/></text:span></text:p>
      <text:p text:style-name="P4"><text:line-break/><text:span text:style-name="Source_20_Text"><text:span text:style-name="T22">rake </text:span></text:span><text:span text:style-name="Source_20_Text"><text:span text:style-name="T21">db:migrate:</text:span></text:span><text:span text:style-name="Source_20_Text"><text:span text:style-name="T22">up </text:span></text:span><text:span text:style-name="Source_20_Text"><text:span text:style-name="T21">VERSION</text:span></text:span><text:span text:style-name="Source_20_Text"><text:span text:style-name="T22">=</text:span></text:span><text:span text:style-name="Source_20_Text"><text:span text:style-name="T21">20090408054532</text:span></text:span></text:p>
      <text:p text:style-name="P3"><text:span text:style-name="Source_20_Text"><text:span text:style-name="T22">rake db:migrate:down VERSION=20100905201547</text:span></text:span></text:p>
      <text:p text:style-name="P7"/>
      <text:p text:style-name="P14">VALIDATION</text:p>
      <text:p text:style-name="P5"><text:span text:style-name="Source_20_Text"><text:span text:style-name="T6"><text:s/></text:span></text:span><text:span text:style-name="Source_20_Text"><text:span text:style-name="T4">validates </text:span></text:span><text:span text:style-name="Source_20_Text"><text:span text:style-name="T18">:name</text:span></text:span><text:span text:style-name="Source_20_Text"><text:span text:style-name="T4">, </text:span></text:span><text:span text:style-name="Source_20_Text"><text:span text:style-name="T18">presence: </text:span></text:span><text:span text:style-name="Source_20_Text"><text:span text:style-name="T12">true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16">Person</text:span></text:span><text:span text:style-name="Source_20_Text"><text:span text:style-name="T4">.</text:span></text:span><text:span text:style-name="Source_20_Text"><text:span text:style-name="T17">create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"John Doe"</text:span></text:span><text:span text:style-name="Source_20_Text"><text:span text:style-name="T4">).</text:span></text:span><text:span text:style-name="Source_20_Text"><text:span text:style-name="T17">valid?</text:span></text:span></text:p>
      <text:p text:style-name="P11"><text:span text:style-name="Source_20_Text"><text:span text:style-name="T4">=&gt; </text:span></text:span><text:span text:style-name="Source_20_Text"><text:span text:style-name="T12">true</text:span></text:span></text:p>
      <text:p text:style-name="P11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16">Person</text:span></text:span><text:span text:style-name="Source_20_Text"><text:span text:style-name="T4">.</text:span></text:span><text:span text:style-name="Source_20_Text"><text:span text:style-name="T17">create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2">nil</text:span></text:span><text:span text:style-name="Source_20_Text"><text:span text:style-name="T4">).</text:span></text:span><text:span text:style-name="Source_20_Text"><text:span text:style-name="T17">valid?</text:span></text:span></text:p>
      <text:p text:style-name="P11"><text:span text:style-name="Source_20_Text"><text:span text:style-name="T4">=&gt; </text:span></text:span><text:span text:style-name="Source_20_Text"><text:span text:style-name="T12">false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2">p</text:span></text:span><text:span text:style-name="Source_20_Text"><text:span text:style-name="T4"> </text:span></text:span><text:span text:style-name="Source_20_Text"><text:span text:style-name="T12">=</text:span></text:span><text:span text:style-name="Source_20_Text"><text:span text:style-name="T4"> </text:span></text:span><text:span text:style-name="Source_20_Text"><text:span text:style-name="T16">Person</text:span></text:span><text:span text:style-name="Source_20_Text"><text:span text:style-name="T4">.</text:span></text:span><text:span text:style-name="Source_20_Text"><text:span text:style-name="T17">new</text:span></text:span><text:span text:style-name="Source_20_Text"><text:span text:style-name="T4">(</text:span></text:span><text:span text:style-name="Source_20_Text"><text:span text:style-name="T18">name: </text:span></text:span><text:span text:style-name="Source_20_Text"><text:span text:style-name="T19">"John Doe"</text:span></text:span><text:span text:style-name="Source_20_Text"><text:span text:style-name="T4">)</text:span></text:span></text:p>
      <text:p text:style-name="P11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2">p</text:span></text:span><text:span text:style-name="Source_20_Text"><text:span text:style-name="T4">.</text:span></text:span><text:span text:style-name="Source_20_Text"><text:span text:style-name="T17">new_record?</text:span></text:span></text:p>
      <text:p text:style-name="P9"><text:span text:style-name="Source_20_Text"><text:span text:style-name="T4">=&gt; </text:span></text:span><text:span text:style-name="Source_20_Text"><text:span text:style-name="T12">true</text:span></text:span></text:p>
      <text:p text:style-name="P7"><text:line-break/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2">p</text:span></text:span><text:span text:style-name="Source_20_Text"><text:span text:style-name="T4">.</text:span></text:span><text:span text:style-name="Source_20_Text"><text:span text:style-name="T17">save</text:span></text:span></text:p>
      <text:p text:style-name="P11"><text:span text:style-name="Source_20_Text"><text:span text:style-name="T4">=&gt; </text:span></text:span><text:span text:style-name="Source_20_Text"><text:span text:style-name="T12">true</text:span></text:span></text:p>
      <text:p text:style-name="P13"/>
      <text:p text:style-name="P11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2">p</text:span></text:span><text:span text:style-name="Source_20_Text"><text:span text:style-name="T4">.</text:span></text:span><text:span text:style-name="Source_20_Text"><text:span text:style-name="T17">new_record?</text:span></text:span></text:p>
      <text:p text:style-name="P11"><text:span text:style-name="Source_20_Text"><text:span text:style-name="T4">=&gt; </text:span></text:span><text:span text:style-name="Source_20_Text"><text:span text:style-name="T12">false</text:span></text:span></text:p>
      <text:p text:style-name="P11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2">p</text:span></text:span><text:span text:style-name="Source_20_Text"><text:span text:style-name="T4">.</text:span></text:span><text:span text:style-name="Source_20_Text"><text:span text:style-name="T17">errors</text:span></text:span><text:span text:style-name="Source_20_Text"><text:span text:style-name="T4">.</text:span></text:span><text:span text:style-name="Source_20_Text"><text:span text:style-name="T17">size</text:span></text:span></text:p>
      <text:p text:style-name="P11"><text:span text:style-name="Source_20_Text"><text:span text:style-name="T4">=&gt; </text:span></text:span><text:span text:style-name="Source_20_Text"><text:span text:style-name="T16">0</text:span></text:span></text:p>
      <text:p text:style-name="P6"><text:soft-page-break/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2">p</text:span></text:span><text:span text:style-name="Source_20_Text"><text:span text:style-name="T4">.</text:span></text:span><text:span text:style-name="Source_20_Text"><text:span text:style-name="T17">valid?</text:span></text:span></text:p>
      <text:p text:style-name="P11"><text:span text:style-name="Source_20_Text"><text:span text:style-name="T4">=&gt; </text:span></text:span><text:span text:style-name="Source_20_Text"><text:span text:style-name="T12">false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2">p</text:span></text:span><text:span text:style-name="Source_20_Text"><text:span text:style-name="T4">.</text:span></text:span><text:span text:style-name="Source_20_Text"><text:span text:style-name="T17">errors</text:span></text:span><text:span text:style-name="Source_20_Text"><text:span text:style-name="T4">.</text:span></text:span><text:span text:style-name="Source_20_Text"><text:span text:style-name="T17">objects</text:span></text:span><text:span text:style-name="Source_20_Text"><text:span text:style-name="T4">.</text:span></text:span><text:span text:style-name="Source_20_Text"><text:span text:style-name="T17">first</text:span></text:span><text:span text:style-name="Source_20_Text"><text:span text:style-name="T4">.</text:span></text:span><text:span text:style-name="Source_20_Text"><text:span text:style-name="T17">full_message</text:span></text:span></text:p>
      <text:p text:style-name="P9"><text:span text:style-name="Source_20_Text"><text:span text:style-name="T4">=&gt; </text:span></text:span><text:span text:style-name="Source_20_Text"><text:span text:style-name="T19">"Name can't be blank"</text:span></text:span></text:p>
      <text:p text:style-name="P7"><text:line-break/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16">Person</text:span></text:span><text:span text:style-name="Source_20_Text"><text:span text:style-name="T4">.</text:span></text:span><text:span text:style-name="Source_20_Text"><text:span text:style-name="T17">new</text:span></text:span><text:span text:style-name="Source_20_Text"><text:span text:style-name="T4">.</text:span></text:span><text:span text:style-name="Source_20_Text"><text:span text:style-name="T17">errors</text:span></text:span><text:span text:style-name="Source_20_Text"><text:span text:style-name="T4">[</text:span></text:span><text:span text:style-name="Source_20_Text"><text:span text:style-name="T18">:name</text:span></text:span><text:span text:style-name="Source_20_Text"><text:span text:style-name="T4">].</text:span></text:span><text:span text:style-name="Source_20_Text"><text:span text:style-name="T17">any?</text:span></text:span></text:p>
      <text:p text:style-name="P11"><text:span text:style-name="Source_20_Text"><text:span text:style-name="T4">=&gt; </text:span></text:span><text:span text:style-name="Source_20_Text"><text:span text:style-name="T12">false</text:span></text:span></text:p>
      <text:p text:style-name="P11"><text:span text:style-name="Source_20_Text"><text:span text:style-name="T14">irb&gt;</text:span></text:span><text:span text:style-name="Source_20_Text"><text:span text:style-name="T15"> </text:span></text:span><text:span text:style-name="Source_20_Text"><text:span text:style-name="T16">Person</text:span></text:span><text:span text:style-name="Source_20_Text"><text:span text:style-name="T4">.</text:span></text:span><text:span text:style-name="Source_20_Text"><text:span text:style-name="T17">create</text:span></text:span><text:span text:style-name="Source_20_Text"><text:span text:style-name="T4">.</text:span></text:span><text:span text:style-name="Source_20_Text"><text:span text:style-name="T17">errors</text:span></text:span><text:span text:style-name="Source_20_Text"><text:span text:style-name="T4">[</text:span></text:span><text:span text:style-name="Source_20_Text"><text:span text:style-name="T18">:name</text:span></text:span><text:span text:style-name="Source_20_Text"><text:span text:style-name="T4">].</text:span></text:span><text:span text:style-name="Source_20_Text"><text:span text:style-name="T17">any?</text:span></text:span></text:p>
      <text:p text:style-name="P11"><text:span text:style-name="Source_20_Text"><text:span text:style-name="T4">=&gt; </text:span></text:span><text:span text:style-name="Source_20_Text"><text:span text:style-name="T12">true</text:span></text:span></text:p>
      <text:p text:style-name="P5"><text:span text:style-name="Source_20_Text"><text:span text:style-name="T7"><text:s/></text:span></text:span></text:p>
      <text:p text:style-name="P5"><text:span text:style-name="Source_20_Text"><text:span text:style-name="T7"><text:s/></text:span></text:span><text:span text:style-name="Source_20_Text"><text:span text:style-name="T4">validates </text:span></text:span><text:span text:style-name="Source_20_Text"><text:span text:style-name="T18">:terms_of_service</text:span></text:span><text:span text:style-name="Source_20_Text"><text:span text:style-name="T4">, </text:span></text:span><text:span text:style-name="Source_20_Text"><text:span text:style-name="T18">acceptance: </text:span></text:span><text:span text:style-name="Source_20_Text"><text:span text:style-name="T4">{ </text:span></text:span><text:span text:style-name="Source_20_Text"><text:span text:style-name="T18">message: </text:span></text:span><text:span text:style-name="Source_20_Text"><text:span text:style-name="T19">'must be abided'</text:span></text:span><text:span text:style-name="Source_20_Text"><text:span text:style-name="T4"> }</text:span></text:span></text:p>
      <text:p text:style-name="P5"><text:span text:style-name="Source_20_Text"><text:span text:style-name="T4"/></text:span></text:p>
      <text:p text:style-name="P10"><text:span text:style-name="Source_20_Text"><text:span text:style-name="T6"><text:s/></text:span></text:span><text:span text:style-name="Source_20_Text"><text:span text:style-name="T4">validates </text:span></text:span><text:span text:style-name="Source_20_Text"><text:span text:style-name="T18">:terms_of_service</text:span></text:span><text:span text:style-name="Source_20_Text"><text:span text:style-name="T4">, </text:span></text:span><text:span text:style-name="Source_20_Text"><text:span text:style-name="T18">acceptance: </text:span></text:span><text:span text:style-name="Source_20_Text"><text:span text:style-name="T4">{ </text:span></text:span><text:span text:style-name="Source_20_Text"><text:span text:style-name="T18">accept: </text:span></text:span><text:span text:style-name="Source_20_Text"><text:span text:style-name="T19">'yes'</text:span></text:span><text:span text:style-name="Source_20_Text"><text:span text:style-name="T4"> }</text:span></text:span></text:p>
      <text:p text:style-name="P11"><text:span text:style-name="Source_20_Text"><text:span text:style-name="T6"><text:s/></text:span></text:span><text:span text:style-name="Source_20_Text"><text:span text:style-name="T4">validates </text:span></text:span><text:span text:style-name="Source_20_Text"><text:span text:style-name="T18">:eula</text:span></text:span><text:span text:style-name="Source_20_Text"><text:span text:style-name="T4">, </text:span></text:span><text:span text:style-name="Source_20_Text"><text:span text:style-name="T18">acceptance: </text:span></text:span><text:span text:style-name="Source_20_Text"><text:span text:style-name="T4">{ </text:span></text:span><text:span text:style-name="Source_20_Text"><text:span text:style-name="T18">accept: </text:span></text:span><text:span text:style-name="Source_20_Text"><text:span text:style-name="T4">[</text:span></text:span><text:span text:style-name="Source_20_Text"><text:span text:style-name="T19">'TRUE'</text:span></text:span><text:span text:style-name="Source_20_Text"><text:span text:style-name="T4">, </text:span></text:span><text:span text:style-name="Source_20_Text"><text:span text:style-name="T19">'accepted'</text:span></text:span><text:span text:style-name="Source_20_Text"><text:span text:style-name="T4">] }</text:span></text:span></text:p>
      <text:p text:style-name="P12"><text:span text:style-name="Source_20_Text"><text:span text:style-name="T6"><text:s/></text:span></text:span><text:span text:style-name="Source_20_Text"><text:span text:style-name="T4">validates </text:span></text:span><text:span text:style-name="Source_20_Text"><text:span text:style-name="T18">:email</text:span></text:span><text:span text:style-name="Source_20_Text"><text:span text:style-name="T4">, </text:span></text:span><text:span text:style-name="Source_20_Text"><text:span text:style-name="T18">confirmation: </text:span></text:span><text:span text:style-name="Source_20_Text"><text:span text:style-name="T12">true</text:span></text:span></text:p>
      <text:p text:style-name="P8"><text:span text:style-name="Source_20_Text"><text:span text:style-name="T4">validates </text:span></text:span><text:span text:style-name="Source_20_Text"><text:span text:style-name="T18">:start_date</text:span></text:span><text:span text:style-name="Source_20_Text"><text:span text:style-name="T4">, </text:span></text:span><text:span text:style-name="Source_20_Text"><text:span text:style-name="T18">comparison: </text:span></text:span><text:span text:style-name="Source_20_Text"><text:span text:style-name="T4">{ </text:span></text:span><text:span text:style-name="Source_20_Text"><text:span text:style-name="T18">greater_than: :end_date</text:span></text:span><text:span text:style-name="Source_20_Text"><text:span text:style-name="T4"> }</text:span></text:span></text:p>
      <text:p text:style-name="P12"><text:span text:style-name="Source_20_Text"><text:span text:style-name="T4">validates </text:span></text:span><text:span text:style-name="Source_20_Text"><text:span text:style-name="T18">:legacy_code</text:span></text:span><text:span text:style-name="Source_20_Text"><text:span text:style-name="T4">, </text:span></text:span><text:span text:style-name="Source_20_Text"><text:span text:style-name="T18">format: </text:span></text:span><text:span text:style-name="Source_20_Text"><text:span text:style-name="T4">{ </text:span></text:span><text:span text:style-name="Source_20_Text"><text:span text:style-name="T18">with: </text:span></text:span><text:span text:style-name="Source_20_Text"><text:span text:style-name="T23">/\A[a-zA-Z]+\z/</text:span></text:span><text:span text:style-name="Source_20_Text"><text:span text:style-name="T4">,</text:span></text:span><text:span text:style-name="Source_20_Text"><text:span text:style-name="T18">message: </text:span></text:span><text:span text:style-name="Source_20_Text"><text:span text:style-name="T19">"only allows letters"</text:span></text:span><text:span text:style-name="Source_20_Text"><text:span text:style-name="T4"> }</text:span></text:span></text:p>
      <text:p text:style-name="P12"><text:span text:style-name="Source_20_Text"><text:span text:style-name="T8"><text:s/></text:span></text:span><text:span text:style-name="Source_20_Text"><text:span text:style-name="T4">validates </text:span></text:span><text:span text:style-name="Source_20_Text"><text:span text:style-name="T18">:name</text:span></text:span><text:span text:style-name="Source_20_Text"><text:span text:style-name="T4">, </text:span></text:span><text:span text:style-name="Source_20_Text"><text:span text:style-name="T18">length: </text:span></text:span><text:span text:style-name="Source_20_Text"><text:span text:style-name="T4">{ </text:span></text:span><text:span text:style-name="Source_20_Text"><text:span text:style-name="T18">minimum: </text:span></text:span><text:span text:style-name="Source_20_Text"><text:span text:style-name="T16">2</text:span></text:span><text:span text:style-name="Source_20_Text"><text:span text:style-name="T4"> }</text:span></text:span></text:p>
      <text:p text:style-name="P11"><text:span text:style-name="Source_20_Text"><text:span text:style-name="T6"><text:s text:c="2"/></text:span></text:span><text:span text:style-name="Source_20_Text"><text:span text:style-name="T4">validates </text:span></text:span><text:span text:style-name="Source_20_Text"><text:span text:style-name="T18">:bio</text:span></text:span><text:span text:style-name="Source_20_Text"><text:span text:style-name="T4">, </text:span></text:span><text:span text:style-name="Source_20_Text"><text:span text:style-name="T18">length: </text:span></text:span><text:span text:style-name="Source_20_Text"><text:span text:style-name="T4">{ </text:span></text:span><text:span text:style-name="Source_20_Text"><text:span text:style-name="T18">maximum: </text:span></text:span><text:span text:style-name="Source_20_Text"><text:span text:style-name="T16">500</text:span></text:span><text:span text:style-name="Source_20_Text"><text:span text:style-name="T4"> }</text:span></text:span></text:p>
      <text:p text:style-name="P11"><text:span text:style-name="Source_20_Text"><text:span text:style-name="T6"><text:s text:c="2"/></text:span></text:span><text:span text:style-name="Source_20_Text"><text:span text:style-name="T4">validates </text:span></text:span><text:span text:style-name="Source_20_Text"><text:span text:style-name="T18">:password</text:span></text:span><text:span text:style-name="Source_20_Text"><text:span text:style-name="T4">, </text:span></text:span><text:span text:style-name="Source_20_Text"><text:span text:style-name="T18">length: </text:span></text:span><text:span text:style-name="Source_20_Text"><text:span text:style-name="T4">{ </text:span></text:span><text:span text:style-name="Source_20_Text"><text:span text:style-name="T18">in: </text:span></text:span><text:span text:style-name="Source_20_Text"><text:span text:style-name="T16">6</text:span></text:span><text:span text:style-name="Source_20_Text"><text:span text:style-name="T12">..</text:span></text:span><text:span text:style-name="Source_20_Text"><text:span text:style-name="T16">20</text:span></text:span><text:span text:style-name="Source_20_Text"><text:span text:style-name="T4"> }</text:span></text:span></text:p>
      <text:p text:style-name="P11"><text:span text:style-name="Source_20_Text"><text:span text:style-name="T6"><text:s text:c="2"/></text:span></text:span><text:span text:style-name="Source_20_Text"><text:span text:style-name="T4">validates </text:span></text:span><text:span text:style-name="Source_20_Text"><text:span text:style-name="T18">:registration_number</text:span></text:span><text:span text:style-name="Source_20_Text"><text:span text:style-name="T4">, </text:span></text:span><text:span text:style-name="Source_20_Text"><text:span text:style-name="T18">length: </text:span></text:span><text:span text:style-name="Source_20_Text"><text:span text:style-name="T4">{ </text:span></text:span><text:span text:style-name="Source_20_Text"><text:span text:style-name="T18">is: </text:span></text:span><text:span text:style-name="Source_20_Text"><text:span text:style-name="T16">6</text:span></text:span><text:span text:style-name="Source_20_Text"><text:span text:style-name="T4"> }</text:span></text:span></text:p>
      <text:p text:style-name="P12"><text:span text:style-name="Source_20_Text"><text:span text:style-name="T4"><text:s/>validates </text:span></text:span><text:span text:style-name="Source_20_Text"><text:span text:style-name="T18">:points</text:span></text:span><text:span text:style-name="Source_20_Text"><text:span text:style-name="T4">, </text:span></text:span><text:span text:style-name="Source_20_Text"><text:span text:style-name="T18">numericality: </text:span></text:span><text:span text:style-name="Source_20_Text"><text:span text:style-name="T12">true</text:span></text:span></text:p>
      <text:p text:style-name="P11"><text:span text:style-name="Source_20_Text"><text:span text:style-name="T6"><text:s text:c="2"/></text:span></text:span><text:span text:style-name="Source_20_Text"><text:span text:style-name="T4">validates </text:span></text:span><text:span text:style-name="Source_20_Text"><text:span text:style-name="T18">:games_played</text:span></text:span><text:span text:style-name="Source_20_Text"><text:span text:style-name="T4">, </text:span></text:span><text:span text:style-name="Source_20_Text"><text:span text:style-name="T18">numericality: </text:span></text:span><text:span text:style-name="Source_20_Text"><text:span text:style-name="T4">{ </text:span></text:span><text:span text:style-name="Source_20_Text"><text:span text:style-name="T18">only_integer: </text:span></text:span><text:span text:style-name="Source_20_Text"><text:span text:style-name="T12">true</text:span></text:span><text:span text:style-name="Source_20_Text"><text:span text:style-name="T4"> }</text:span></text:span></text:p>
      <text:p text:style-name="P12"><text:span text:style-name="Source_20_Text"><text:span text:style-name="T6"><text:s text:c="2"/></text:span></text:span><text:span text:style-name="Source_20_Text"><text:span text:style-name="T4">validates </text:span></text:span><text:span text:style-name="Source_20_Text"><text:span text:style-name="T18">:email</text:span></text:span><text:span text:style-name="Source_20_Text"><text:span text:style-name="T4">, </text:span></text:span><text:span text:style-name="Source_20_Text"><text:span text:style-name="T18">uniqueness: </text:span></text:span><text:span text:style-name="Source_20_Text"><text:span text:style-name="T12">true</text:span></text:span></text:p>
      <text:p text:style-name="P15"><text:span text:style-name="Source_20_Text"><text:span text:style-name="T7"><text:s text:c="2"/></text:span></text:span><text:span text:style-name="Source_20_Text"><text:span text:style-name="T4">validates </text:span></text:span><text:span text:style-name="Source_20_Text"><text:span text:style-name="T18">:title</text:span></text:span><text:span text:style-name="Source_20_Text"><text:span text:style-name="T4">, </text:span></text:span><text:span text:style-name="Source_20_Text"><text:span text:style-name="T18">length: </text:span></text:span><text:span text:style-name="Source_20_Text"><text:span text:style-name="T4">{ </text:span></text:span><text:span text:style-name="Source_20_Text"><text:span text:style-name="T18">is: </text:span></text:span><text:span text:style-name="Source_20_Text"><text:span text:style-name="T16">5</text:span></text:span><text:span text:style-name="Source_20_Text"><text:span text:style-name="T4"> }, </text:span></text:span><text:span text:style-name="Source_20_Text"><text:span text:style-name="T18">allow_blank: </text:span></text:span><text:span text:style-name="Source_20_Text"><text:span text:style-name="T12">true</text:span></text:span></text:p>
      <text:p text:style-name="P15"><text:span text:style-name="Source_20_Text"><text:span text:style-name="T7"><text:s text:c="6"/></text:span></text:span><text:span text:style-name="Source_20_Text"><text:span text:style-name="T24">if</text:span></text:span><text:span text:style-name="Source_20_Text"><text:span text:style-name="T4"> login.</text:span></text:span><text:span text:style-name="Source_20_Text"><text:span text:style-name="T17">nil?</text:span></text:span></text:p>
      <text:p text:style-name="P15"><text:tab/><text:span text:style-name="Source_20_Text"><text:span text:style-name="T4">email.</text:span></text:span><text:span text:style-name="Source_20_Text"><text:span text:style-name="T17">blank?</text:span></text:span></text:p>
      <text:p text:style-name="P15"><text:span text:style-name="Source_20_Text"><text:span text:style-name="T17"><text:tab/></text:span></text:span><text:span text:style-name="Source_20_Text"><text:span text:style-name="T2">self</text:span></text:span><text:span text:style-name="Source_20_Text"><text:span text:style-name="T4">.</text:span></text:span><text:span text:style-name="Source_20_Text"><text:span text:style-name="T17">name</text:span></text:span><text:span text:style-name="Source_20_Text"><text:span text:style-name="T4"> </text:span></text:span><text:span text:style-name="Source_20_Text"><text:span text:style-name="T12">=</text:span></text:span><text:span text:style-name="Source_20_Text"><text:span text:style-name="T4"> login.</text:span></text:span><text:span text:style-name="Source_20_Text"><text:span text:style-name="T17">capitalize</text:span></text:span><text:span text:style-name="Source_20_Text"><text:span text:style-name="T4"> </text:span></text:span><text:span text:style-name="Source_20_Text"><text:span text:style-name="T24">if</text:span></text:span><text:span text:style-name="Source_20_Text"><text:span text:style-name="T4"> </text:span></text:span><text:span text:style-name="Source_20_Text"><text:span text:style-name="T2">name</text:span></text:span><text:span text:style-name="Source_20_Text"><text:span text:style-name="T4">.</text:span></text:span><text:span text:style-name="Source_20_Text"><text:span text:style-name="T17">blank?</text:span></text:span></text:p>
      <text:p text:style-name="P15"><text:span text:style-name="Source_20_Text"><text:span text:style-name="T17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7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2:03:17.395125518</meta:creation-date>
    <dc:date>2022-12-09T18:51:13.321447572</dc:date>
    <meta:editing-duration>PT10H1M10S</meta:editing-duration>
    <meta:editing-cycles>8</meta:editing-cycles>
    <meta:generator>LibreOffice/7.3.6.2$Linux_X86_64 LibreOffice_project/30$Build-2</meta:generator>
    <meta:document-statistic meta:table-count="0" meta:image-count="0" meta:object-count="0" meta:page-count="3" meta:paragraph-count="85" meta:word-count="367" meta:character-count="2904" meta:non-whitespace-character-count="2585"/>
  </office:meta>
</office:document-meta>
</file>